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YS Text" svg:font-family="'YS Text', Arial, Helvetica, 'Arial Unicode MS', sans-serif"/>
  </office:font-face-decls>
  <office:automatic-styles>
    <style:style style:name="P1" style:family="paragraph" style:parent-style-name="List_20_Paragraph">
      <style:paragraph-properties fo:margin-left="0cm" fo:margin-right="0cm" fo:text-align="justify" style:justify-single-word="false" fo:text-indent="0cm" style:auto-text-indent="false">
        <style:tab-stops>
          <style:tab-stop style:position="1.752cm"/>
        </style:tab-stops>
      </style:paragraph-properties>
      <style:text-properties officeooo:paragraph-rsid="0010c65a"/>
    </style:style>
    <style:style style:name="P2" style:family="paragraph" style:parent-style-name="List_20_Paragraph">
      <style:paragraph-properties fo:margin-left="0cm" fo:margin-right="0cm" fo:text-align="justify" style:justify-single-word="false" fo:text-indent="0cm" style:auto-text-indent="false">
        <style:tab-stops>
          <style:tab-stop style:position="1.752cm"/>
        </style:tab-stops>
      </style:paragraph-properties>
      <style:text-properties officeooo:paragraph-rsid="000e6ae9"/>
    </style:style>
    <style:style style:name="P3" style:family="paragraph" style:parent-style-name="List_20_Paragraph">
      <style:paragraph-properties fo:margin-left="0cm" fo:margin-right="0cm" fo:text-align="justify" style:justify-single-word="false" fo:text-indent="-0.635cm" style:auto-text-indent="false">
        <style:tab-stops>
          <style:tab-stop style:position="1.752cm"/>
        </style:tab-stops>
      </style:paragraph-properties>
      <style:text-properties style:font-name="Calibri" officeooo:paragraph-rsid="000d55bb"/>
    </style:style>
    <style:style style:name="P4" style:family="paragraph" style:parent-style-name="List_20_Paragraph">
      <style:paragraph-properties fo:margin-left="0cm" fo:margin-right="0cm" fo:text-align="justify" style:justify-single-word="false" fo:text-indent="0cm" style:auto-text-indent="false">
        <style:tab-stops>
          <style:tab-stop style:position="1.752cm"/>
        </style:tab-stops>
      </style:paragraph-properties>
      <style:text-properties style:font-name="Calibri" officeooo:paragraph-rsid="000d55bb"/>
    </style:style>
    <style:style style:name="P5" style:family="paragraph" style:parent-style-name="Standard">
      <style:paragraph-properties fo:margin-left="0cm" fo:margin-right="0cm" fo:text-align="justify" style:justify-single-word="false" fo:text-indent="-0.635cm" style:auto-text-indent="false">
        <style:tab-stops>
          <style:tab-stop style:position="1.752cm"/>
        </style:tab-stops>
      </style:paragraph-properties>
      <style:text-properties style:font-name="Calibri" officeooo:paragraph-rsid="000e6ae9"/>
    </style:style>
    <style:style style:name="P6" style:family="paragraph" style:parent-style-name="List_20_Paragraph">
      <style:paragraph-properties fo:margin-left="0cm" fo:margin-right="0cm" fo:margin-top="0.201cm" fo:margin-bottom="0.201cm" style:contextual-spacing="true" fo:text-align="justify" style:justify-single-word="false" fo:text-indent="0cm" style:auto-text-indent="false">
        <style:tab-stops>
          <style:tab-stop style:position="1.752cm"/>
        </style:tab-stops>
      </style:paragraph-properties>
      <style:text-properties style:font-name="Calibri" officeooo:paragraph-rsid="000e6ae9"/>
    </style:style>
    <style:style style:name="P7" style:family="paragraph" style:parent-style-name="List_20_Paragraph">
      <style:paragraph-properties fo:margin-left="0cm" fo:margin-right="0cm" fo:text-align="justify" style:justify-single-word="false" fo:text-indent="0cm" style:auto-text-indent="false">
        <style:tab-stops>
          <style:tab-stop style:position="1.752cm"/>
        </style:tab-stops>
      </style:paragraph-properties>
      <style:text-properties style:font-name="Calibri" officeooo:paragraph-rsid="000e6ae9"/>
    </style:style>
    <style:style style:name="P8" style:family="paragraph" style:parent-style-name="Text_20_body">
      <style:paragraph-properties fo:margin-left="0cm" fo:margin-right="0cm" fo:text-align="justify" style:justify-single-word="false" fo:text-indent="0cm" style:auto-text-indent="false">
        <style:tab-stops>
          <style:tab-stop style:position="1.752cm"/>
        </style:tab-stops>
      </style:paragraph-properties>
      <style:text-properties style:font-name="Calibri" officeooo:paragraph-rsid="000e6ae9"/>
    </style:style>
    <style:style style:name="P9" style:family="paragraph" style:parent-style-name="List_20_Paragraph">
      <style:paragraph-properties fo:margin-left="0cm" fo:margin-right="0cm" fo:text-align="justify" style:justify-single-word="false" fo:text-indent="0cm" style:auto-text-indent="false">
        <style:tab-stops>
          <style:tab-stop style:position="1.752cm"/>
        </style:tab-stops>
      </style:paragraph-properties>
      <style:text-properties style:font-name="Calibri" officeooo:paragraph-rsid="0010c65a"/>
    </style:style>
    <style:style style:name="P10" style:family="paragraph" style:parent-style-name="List_20_Paragraph">
      <style:paragraph-properties fo:margin-left="0cm" fo:margin-right="0cm" fo:text-align="justify" style:justify-single-word="false" fo:text-indent="0cm" style:auto-text-indent="false">
        <style:tab-stops>
          <style:tab-stop style:position="1.752cm"/>
        </style:tab-stops>
      </style:paragraph-properties>
      <style:text-properties style:font-name="Calibri" officeooo:paragraph-rsid="000eefb0"/>
    </style:style>
    <style:style style:name="P11" style:family="paragraph" style:parent-style-name="List_20_Paragraph">
      <style:paragraph-properties fo:margin-left="0cm" fo:margin-right="0cm" fo:text-align="justify" style:justify-single-word="false" fo:text-indent="0cm" style:auto-text-indent="false">
        <style:tab-stops>
          <style:tab-stop style:position="1.752cm"/>
        </style:tab-stops>
      </style:paragraph-properties>
      <style:text-properties style:font-name="Calibri" fo:font-weight="bold" officeooo:paragraph-rsid="000d55bb" style:font-weight-asian="bold" style:font-weight-complex="bold"/>
    </style:style>
    <style:style style:name="P12" style:family="paragraph" style:parent-style-name="List_20_Paragraph">
      <style:paragraph-properties fo:margin-left="0cm" fo:margin-right="0cm" fo:text-align="justify" style:justify-single-word="false" fo:text-indent="0cm" style:auto-text-indent="false">
        <style:tab-stops>
          <style:tab-stop style:position="1.752cm"/>
        </style:tab-stops>
      </style:paragraph-properties>
      <style:text-properties style:font-name="Calibri" officeooo:rsid="0010c65a" officeooo:paragraph-rsid="0010c65a"/>
    </style:style>
    <style:style style:name="P13" style:family="paragraph" style:parent-style-name="List_20_Paragraph">
      <style:paragraph-properties fo:margin-left="0cm" fo:margin-right="0cm" fo:text-align="start" style:justify-single-word="false" fo:text-indent="0cm" style:auto-text-indent="false">
        <style:tab-stops>
          <style:tab-stop style:position="1.752cm"/>
        </style:tab-stops>
      </style:paragraph-properties>
      <style:text-properties style:font-name="Calibri" officeooo:paragraph-rsid="000e6ae9"/>
    </style:style>
    <style:style style:name="P14" style:family="paragraph" style:parent-style-name="List_20_Paragraph" style:list-style-name="WWNum14">
      <style:paragraph-properties fo:margin-left="0cm" fo:margin-right="0cm" fo:text-align="justify" style:justify-single-word="false" fo:text-indent="-0.635cm" style:auto-text-indent="false">
        <style:tab-stops>
          <style:tab-stop style:position="1.752cm"/>
        </style:tab-stops>
      </style:paragraph-properties>
      <style:text-properties style:font-name="Calibri" officeooo:paragraph-rsid="000d55bb"/>
    </style:style>
    <style:style style:name="P15" style:family="paragraph" style:parent-style-name="List_20_Paragraph" style:list-style-name="WWNum14">
      <style:paragraph-properties fo:margin-left="0cm" fo:margin-right="0cm" fo:text-align="justify" style:justify-single-word="false" fo:text-indent="-0.635cm" style:auto-text-indent="false">
        <style:tab-stops>
          <style:tab-stop style:position="1.752cm"/>
        </style:tab-stops>
      </style:paragraph-properties>
      <style:text-properties style:font-name="Calibri" officeooo:paragraph-rsid="000e6ae9"/>
    </style:style>
    <style:style style:name="P16" style:family="paragraph" style:parent-style-name="List_20_Paragraph" style:list-style-name="WWNum14">
      <style:paragraph-properties fo:margin-left="0cm" fo:margin-right="0cm" fo:text-align="justify" style:justify-single-word="false" fo:text-indent="-0.635cm" style:auto-text-indent="false">
        <style:tab-stops>
          <style:tab-stop style:position="1.752cm"/>
        </style:tab-stops>
      </style:paragraph-properties>
      <style:text-properties style:font-name="Calibri" officeooo:paragraph-rsid="0010c65a"/>
    </style:style>
    <style:style style:name="P17" style:family="paragraph" style:parent-style-name="List_20_Paragraph">
      <style:paragraph-properties fo:margin-left="0cm" fo:margin-right="0cm" fo:text-align="justify" style:justify-single-word="false" fo:text-indent="0cm" style:auto-text-indent="false">
        <style:tab-stops>
          <style:tab-stop style:position="1.752cm"/>
        </style:tab-stops>
      </style:paragraph-properties>
      <style:text-properties style:font-name="Calibri" officeooo:paragraph-rsid="000d55bb"/>
    </style:style>
    <style:style style:name="P18" style:family="paragraph" style:parent-style-name="List_20_Paragraph">
      <style:paragraph-properties fo:margin-left="0cm" fo:margin-right="0cm" fo:text-align="justify" style:justify-single-word="false" fo:text-indent="-0.635cm" style:auto-text-indent="false">
        <style:tab-stops>
          <style:tab-stop style:position="1.752cm"/>
        </style:tab-stops>
      </style:paragraph-properties>
      <style:text-properties style:font-name="Calibri" officeooo:paragraph-rsid="000d55bb"/>
    </style:style>
    <style:style style:name="P19" style:family="paragraph" style:parent-style-name="List_20_Paragraph">
      <style:paragraph-properties fo:margin-left="0cm" fo:margin-right="0cm" fo:text-align="justify" style:justify-single-word="false" fo:text-indent="0cm" style:auto-text-indent="false">
        <style:tab-stops>
          <style:tab-stop style:position="1.752cm"/>
        </style:tab-stops>
      </style:paragraph-properties>
      <style:text-properties style:font-name="Calibri" officeooo:paragraph-rsid="000eefb0"/>
    </style:style>
    <style:style style:name="P20" style:family="paragraph" style:parent-style-name="List_20_Paragraph">
      <style:paragraph-properties fo:margin-left="0cm" fo:margin-right="0cm" fo:text-align="justify" style:justify-single-word="false" fo:text-indent="0cm" style:auto-text-indent="false">
        <style:tab-stops>
          <style:tab-stop style:position="1.752cm"/>
        </style:tab-stops>
      </style:paragraph-properties>
      <style:text-properties style:font-name="Calibri" officeooo:paragraph-rsid="0010fcba"/>
    </style:style>
    <style:style style:name="P21" style:family="paragraph" style:parent-style-name="List_20_Paragraph">
      <style:paragraph-properties fo:margin-left="0cm" fo:margin-right="0cm" fo:text-align="justify" style:justify-single-word="false" fo:text-indent="0cm" style:auto-text-indent="false">
        <style:tab-stops>
          <style:tab-stop style:position="1.752cm"/>
        </style:tab-stops>
      </style:paragraph-properties>
      <style:text-properties style:font-name="Calibri" fo:font-weight="bold" officeooo:paragraph-rsid="0010fcba" style:font-weight-asian="bold" style:font-weight-complex="bold"/>
    </style:style>
    <style:style style:name="P22" style:family="paragraph" style:parent-style-name="List_20_Paragraph">
      <style:paragraph-properties fo:margin-left="0cm" fo:margin-right="0cm" fo:text-align="justify" style:justify-single-word="false" fo:text-indent="0cm" style:auto-text-indent="false">
        <style:tab-stops>
          <style:tab-stop style:position="1.752cm"/>
        </style:tab-stops>
      </style:paragraph-properties>
      <style:text-properties style:font-name="Calibri" fo:font-weight="bold" officeooo:paragraph-rsid="000eefb0" style:font-weight-asian="bold" style:font-weight-complex="bold"/>
    </style:style>
    <style:style style:name="P23" style:family="paragraph" style:parent-style-name="List_20_Paragraph">
      <style:paragraph-properties fo:margin-left="0cm" fo:margin-right="0cm" fo:text-align="justify" style:justify-single-word="false" fo:text-indent="0cm" style:auto-text-indent="false">
        <style:tab-stops>
          <style:tab-stop style:position="1.752cm"/>
        </style:tab-stops>
      </style:paragraph-properties>
      <style:text-properties style:font-name="Calibri" officeooo:rsid="0010fcba" officeooo:paragraph-rsid="0010fcba"/>
    </style:style>
    <style:style style:name="P24" style:family="paragraph" style:parent-style-name="List_20_Paragraph">
      <style:paragraph-properties fo:margin-left="0cm" fo:margin-right="0cm" fo:text-align="justify" style:justify-single-word="false" fo:text-indent="0cm" style:auto-text-indent="false">
        <style:tab-stops>
          <style:tab-stop style:position="1.752cm"/>
        </style:tab-stops>
      </style:paragraph-properties>
      <style:text-properties fo:font-variant="normal" fo:text-transform="none" fo:color="#333333" loext:opacity="100%" style:font-name="Calibri" fo:font-size="12pt" fo:letter-spacing="normal" fo:font-style="normal" fo:font-weight="normal" officeooo:paragraph-rsid="000d55bb"/>
    </style:style>
    <style:style style:name="P25" style:family="paragraph" style:parent-style-name="List_20_Paragraph" style:list-style-name="WWNum14">
      <style:paragraph-properties fo:margin-left="0cm" fo:margin-right="0cm" fo:text-align="justify" style:justify-single-word="false" fo:text-indent="-0.635cm" style:auto-text-indent="false">
        <style:tab-stops>
          <style:tab-stop style:position="1.752cm"/>
        </style:tab-stops>
      </style:paragraph-properties>
      <style:text-properties officeooo:paragraph-rsid="0010c65a"/>
    </style:style>
    <style:style style:name="P26" style:family="paragraph" style:parent-style-name="List_20_Paragraph" style:list-style-name="WWNum14">
      <style:paragraph-properties fo:margin-left="0cm" fo:margin-right="0cm" fo:text-align="justify" style:justify-single-word="false" fo:text-indent="-0.635cm" style:auto-text-indent="false">
        <style:tab-stops>
          <style:tab-stop style:position="1.752cm"/>
        </style:tab-stops>
      </style:paragraph-properties>
      <style:text-properties officeooo:paragraph-rsid="0010fcba"/>
    </style:style>
    <style:style style:name="P27" style:family="paragraph" style:parent-style-name="List_20_Paragraph">
      <style:paragraph-properties fo:margin-left="0cm" fo:margin-right="0cm" fo:text-align="justify" style:justify-single-word="false" fo:text-indent="0cm" style:auto-text-indent="false">
        <style:tab-stops>
          <style:tab-stop style:position="1.752cm"/>
        </style:tab-stops>
      </style:paragraph-properties>
      <style:text-properties officeooo:paragraph-rsid="000d55bb"/>
    </style:style>
    <style:style style:name="P28" style:family="paragraph" style:parent-style-name="List_20_Paragraph">
      <style:paragraph-properties fo:margin-left="0cm" fo:margin-right="0cm" fo:text-align="justify" style:justify-single-word="false" fo:text-indent="0cm" style:auto-text-indent="false">
        <style:tab-stops>
          <style:tab-stop style:position="1.752cm"/>
        </style:tab-stops>
      </style:paragraph-properties>
      <style:text-properties officeooo:paragraph-rsid="0010fcba"/>
    </style:style>
    <style:style style:name="P29" style:family="paragraph" style:parent-style-name="Standard" style:list-style-name="WWNum14">
      <style:paragraph-properties fo:margin-left="0cm" fo:margin-right="0cm" fo:text-align="justify" style:justify-single-word="false" fo:text-indent="-0.635cm" style:auto-text-indent="false">
        <style:tab-stops>
          <style:tab-stop style:position="1.752cm"/>
        </style:tab-stops>
      </style:paragraph-properties>
      <style:text-properties style:font-name="Calibri" officeooo:paragraph-rsid="000d55bb"/>
    </style:style>
    <style:style style:name="P30" style:family="paragraph" style:parent-style-name="Standard" style:list-style-name="WWNum14">
      <style:paragraph-properties fo:margin-left="0cm" fo:margin-right="0cm" fo:text-align="justify" style:justify-single-word="false" fo:text-indent="0cm" style:auto-text-indent="false">
        <style:tab-stops>
          <style:tab-stop style:position="1.752cm"/>
        </style:tab-stops>
      </style:paragraph-properties>
      <style:text-properties style:font-name="Calibri" officeooo:paragraph-rsid="000d55bb"/>
    </style:style>
    <style:style style:name="P31" style:family="paragraph" style:parent-style-name="Standard" style:list-style-name="WWNum14">
      <style:paragraph-properties fo:margin-left="0cm" fo:margin-right="0cm" fo:text-align="justify" style:justify-single-word="false" fo:text-indent="-0.635cm" style:auto-text-indent="false">
        <style:tab-stops>
          <style:tab-stop style:position="1.752cm"/>
        </style:tab-stops>
      </style:paragraph-properties>
      <style:text-properties style:font-name="Calibri" officeooo:paragraph-rsid="000e6ae9"/>
    </style:style>
    <style:style style:name="P32" style:family="paragraph" style:parent-style-name="Standard" style:list-style-name="WWNum14">
      <style:paragraph-properties fo:margin-left="0cm" fo:margin-right="0cm" fo:text-align="justify" style:justify-single-word="false" fo:text-indent="-0.635cm" style:auto-text-indent="false">
        <style:tab-stops>
          <style:tab-stop style:position="1.752cm"/>
        </style:tab-stops>
      </style:paragraph-properties>
      <style:text-properties style:font-name="Calibri" officeooo:paragraph-rsid="0010c65a"/>
    </style:style>
    <style:style style:name="P33" style:family="paragraph" style:parent-style-name="Standard" style:list-style-name="L3">
      <style:paragraph-properties fo:margin-left="0cm" fo:margin-right="0cm" fo:text-align="justify" style:justify-single-word="false" fo:text-indent="-0.635cm" style:auto-text-indent="false">
        <style:tab-stops>
          <style:tab-stop style:position="1.752cm"/>
        </style:tab-stops>
      </style:paragraph-properties>
      <style:text-properties style:font-name="Calibri" officeooo:paragraph-rsid="000e6ae9"/>
    </style:style>
    <style:style style:name="P34" style:family="paragraph" style:parent-style-name="Standard" style:list-style-name="WWNum14">
      <style:paragraph-properties fo:margin-left="0cm" fo:margin-right="0cm" fo:text-align="justify" style:justify-single-word="false" fo:text-indent="-0.635cm" style:auto-text-indent="false">
        <style:tab-stops>
          <style:tab-stop style:position="1.752cm"/>
        </style:tab-stops>
      </style:paragraph-properties>
      <style:text-properties officeooo:paragraph-rsid="0010c65a"/>
    </style:style>
    <style:style style:name="P35" style:family="paragraph" style:parent-style-name="Standard" style:list-style-name="WWNum14">
      <style:paragraph-properties fo:margin-left="0cm" fo:margin-right="0cm" fo:text-align="justify" style:justify-single-word="false" fo:text-indent="-0.635cm" style:auto-text-indent="false">
        <style:tab-stops>
          <style:tab-stop style:position="1.752cm"/>
        </style:tab-stops>
      </style:paragraph-properties>
      <style:text-properties officeooo:paragraph-rsid="0010fcba"/>
    </style:style>
    <style:style style:name="P36" style:family="paragraph" style:parent-style-name="Standard" style:list-style-name="WWNum14">
      <style:paragraph-properties fo:margin-left="0cm" fo:margin-right="0cm" fo:text-align="justify" style:justify-single-word="false" fo:text-indent="0cm" style:auto-text-indent="false">
        <style:tab-stops>
          <style:tab-stop style:position="1.752cm"/>
        </style:tab-stops>
      </style:paragraph-properties>
      <style:text-properties officeooo:paragraph-rsid="0010fcba"/>
    </style:style>
    <style:style style:name="P37" style:family="paragraph" style:parent-style-name="Text_20_body" style:list-style-name="L1">
      <style:paragraph-properties fo:text-align="justify" style:justify-single-word="false">
        <style:tab-stops>
          <style:tab-stop style:position="1.752cm"/>
        </style:tab-stops>
      </style:paragraph-properties>
      <style:text-properties style:font-name="Calibri" officeooo:paragraph-rsid="000d55bb"/>
    </style:style>
    <style:style style:name="P38" style:family="paragraph" style:parent-style-name="Text_20_body">
      <style:paragraph-properties fo:margin-left="0cm" fo:margin-right="0cm" fo:text-align="justify" style:justify-single-word="false" fo:text-indent="0cm" style:auto-text-indent="false">
        <style:tab-stops>
          <style:tab-stop style:position="1.752cm"/>
        </style:tab-stops>
      </style:paragraph-properties>
      <style:text-properties style:font-name="Calibri" officeooo:paragraph-rsid="000d55bb"/>
    </style:style>
    <style:style style:name="P39" style:family="paragraph" style:parent-style-name="Text_20_body" style:list-style-name="L1">
      <style:text-properties style:font-name="Calibri"/>
    </style:style>
    <style:style style:name="P40" style:family="paragraph" style:parent-style-name="Text_20_body" style:list-style-name="L2">
      <style:paragraph-properties fo:margin-top="0cm" fo:margin-bottom="0cm" style:contextual-spacing="false"/>
      <style:text-properties officeooo:paragraph-rsid="000e6ae9"/>
    </style:style>
    <style:style style:name="P41" style:family="paragraph" style:parent-style-name="Text_20_body" style:list-style-name="L2">
      <style:text-properties officeooo:paragraph-rsid="000e6ae9"/>
    </style:style>
    <style:style style:name="P42" style:family="paragraph" style:parent-style-name="Text_20_body" style:list-style-name="L3">
      <style:paragraph-properties fo:margin-top="0cm" fo:margin-bottom="0cm" style:contextual-spacing="false"/>
      <style:text-properties officeooo:paragraph-rsid="000e6ae9"/>
    </style:style>
    <style:style style:name="P43" style:family="paragraph" style:parent-style-name="Text_20_body" style:list-style-name="L3">
      <style:text-properties officeooo:paragraph-rsid="000e6ae9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0c65a"/>
    </style:style>
    <style:style style:name="T3" style:family="text">
      <style:text-properties fo:font-variant="normal" fo:text-transform="none" fo:color="#333333" loext:opacity="100%" fo:font-size="12pt" fo:letter-spacing="normal" fo:font-style="normal" fo:font-weight="normal"/>
    </style:style>
    <style:style style:name="T4" style:family="text">
      <style:text-properties fo:font-variant="normal" fo:text-transform="none" fo:color="#333333" loext:opacity="100%" fo:font-size="12pt" fo:letter-spacing="normal" fo:font-style="normal" fo:font-weight="bold" style:font-weight-asian="bold" style:font-weight-complex="bold"/>
    </style:style>
    <style:style style:name="T5" style:family="text">
      <style:text-properties fo:font-variant="normal" fo:text-transform="none" fo:color="#333333" loext:opacity="100%" fo:font-size="12pt" fo:letter-spacing="normal" fo:font-style="normal" fo:font-weight="bold" officeooo:rsid="0010c65a" style:font-weight-asian="bold" style:font-weight-complex="bold"/>
    </style:style>
    <style:style style:name="T6" style:family="text">
      <style:text-properties style:font-name="Calibri"/>
    </style:style>
    <style:style style:name="T7" style:family="text">
      <style:text-properties style:font-name="Calibri" fo:font-weight="bold" style:font-weight-asian="bold" style:font-weight-complex="bold"/>
    </style:style>
    <style:style style:name="T8" style:family="text">
      <style:text-properties style:font-name="Calibri" officeooo:rsid="0010c65a"/>
    </style:style>
    <style:style style:name="T9" style:family="text">
      <style:text-properties style:font-name="Calibri" officeooo:rsid="0010fcba"/>
    </style:style>
    <style:style style:name="T10" style:family="text">
      <style:text-properties officeooo:rsid="0010fcba"/>
    </style:style>
    <style:style style:name="T11" style:family="text">
      <style:text-properties fo:language="en" fo:country="US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06237040" text:style-name="WWNum14">
        <text:list-item>
          <text:p text:style-name="P14">Программные продукты как сложные системы. Признаки сложных систем.</text:p>
        </text:list-item>
      </text:list>
      <text:p text:style-name="P3"/>
      <text:p text:style-name="P11">5 признаков сложных систем: </text:p>
      <text:p text:style-name="P4">1. Сложные системы являются иерархическими и состоят из взаимозависимых систем, которые в свою очередь могут быть иерархическими и также состоять из систем.</text:p>
      <text:p text:style-name="P4">2. Выбор, какие компоненты в данной системе будут элементарными, произволен и в большей степени зависит от исследователя.</text:p>
      <text:p text:style-name="P4">3. Внутрикомпонентная связь элементов выше, чем внешнекомпонентная связь.</text:p>
      <text:p text:style-name="P4">4. Иерархические системы обычно состоят из немногих типов подсистем, по-разному спроектированных и реализованных.</text:p>
      <text:p text:style-name="P4">5. Любая сложная система является развитием более простой</text:p>
      <text:p text:style-name="P4"/>
      <text:list xml:id="list134836436338076" text:continue-numbering="true" text:style-name="WWNum14">
        <text:list-header>
          <text:p text:style-name="P29"/>
        </text:list-header>
        <text:list-item>
          <text:p text:style-name="P14">Причины сложности программных систем.</text:p>
        </text:list-item>
      </text:list>
      <text:p text:style-name="P4"/>
      <text:p text:style-name="P4">Причины возникновения сложности: </text:p>
      <text:p text:style-name="P4"><text:tab/>1. Сложная предметная область</text:p>
      <text:p text:style-name="P4"><text:tab/>2. Трудность управления</text:p>
      <text:p text:style-name="P4"><text:tab/>3. Гибкость программы</text:p>
      <text:p text:style-name="P4"><text:tab/>4. Проблема описания больших дискретных систем </text:p>
      <text:p text:style-name="P4"/>
      <text:list xml:id="list134834842238085" text:continue-numbering="true" text:style-name="WWNum14">
        <text:list-header>
          <text:p text:style-name="P30"/>
        </text:list-header>
        <text:list-item>
          <text:p text:style-name="P14">Объект. Что не является объектом, подходы к выделению объектов.</text:p>
        </text:list-item>
      </text:list>
      <text:p text:style-name="P24"/>
      <text:p text:style-name="P4"><text:span text:style-name="T5">О</text:span><text:span text:style-name="T4">бъект</text:span><text:span text:style-name="T3"> - это нечто, обладающее значением (состоянием), типом (поведением) и индивидуальностью.</text:span> </text:p>
      <text:p text:style-name="P4"/>
      <text:p text:style-name="P12">Что не является объектами:</text:p>
      <text:p text:style-name="P9"><text:span text:style-name="T2">1. </text:span>Примитивные типы данных</text:p>
      <text:p text:style-name="P9"><text:span text:style-name="T2">2. </text:span>Функции и процедуры</text:p>
      <text:p text:style-name="P1"><text:span text:style-name="T8">3. </text:span>Абстрактные концепции</text:p>
      <text:p text:style-name="P4"/>
      <text:p text:style-name="P4">При выделении объектов в программе можно использовать различные подходы: </text:p>
      <text:p text:style-name="P1"><text:span text:style-name="T8">1. </text:span>Анализ предметной области</text:p>
      <text:p text:style-name="P1"><text:span text:style-name="T2">2. </text:span>Идентификация существительных и глаголов</text:p>
      <text:p text:style-name="P1"><text:span text:style-name="T2">3. </text:span>Разделение ответственности </text:p>
      <text:list xml:id="list134836442238368" text:continue-numbering="true" text:style-name="WWNum14">
        <text:list-header>
          <text:p text:style-name="P29"/>
        </text:list-header>
        <text:list-item>
          <text:p text:style-name="P14">Классы. Абстракции.</text:p>
        </text:list-item>
      </text:list>
      <text:p text:style-name="P4"/>
      <text:p text:style-name="P4"><text:span text:style-name="T1">Классы</text:span> - это шаблоны или определения для создания объектов. Они определяют состояние (атрибуты) и поведение (методы) объектов, которые могут быть созданы на основе класса. </text:p>
      <text:p text:style-name="P4"/>
      <text:p text:style-name="P4"><text:span text:style-name="T1">Абстракции</text:span> в ООП позволяют скрыть детали реализации и фокусироваться на существенных характеристиках объектов или системы. Они позволяют абстрагироваться от сложности и сосредоточиться на ключевых аспектах. Абстракция может представлять собой концепцию, класс или интерфейс, который определяет общую сущность или функциональность, игнорируя детали реализации. </text:p>
      <text:p text:style-name="P4"/>
      <text:list xml:id="list134836057034467" text:continue-numbering="true" text:style-name="WWNum14">
        <text:list-header>
          <text:p text:style-name="P29"/>
        </text:list-header>
        <text:list-item>
          <text:p text:style-name="P14"><text:soft-page-break/>Понятие модуля. Интерфейс.</text:p>
        </text:list-item>
      </text:list>
      <text:p text:style-name="P3"/>
      <text:p text:style-name="P3"><text:span text:style-name="T1">Модуль</text:span> - это физический контейнер некоторого набора логических элементов. </text:p>
      <text:p text:style-name="P4"><text:span text:style-name="T1">Модуль</text:span> в ООП представляет собой логическую единицу кода, которая объединяет связанные атрибуты и методы в одно целое. Модуль может содержать классы, функции, переменные и другие компоненты, связанные с определенной функциональностью. Модули помогают организовывать код, делая его более понятным, удобным для сопровождения и повторного использования. </text:p>
      <text:p text:style-name="P4"/>
      <text:p text:style-name="P4"><text:span text:style-name="T1">Интерфейс</text:span> в ООП определяет набор методов и свойств, которые класс или объект должен реализовать. Интерфейс определяет только сигнатуры методов и не содержит их реализацию. Классы или объекты, которые реализуют интерфейс, обязаны предоставить реализацию всех методов, определенных в интерфейсе. </text:p>
      <text:p text:style-name="P4"/>
      <text:list xml:id="list134835940359149" text:continue-numbering="true" text:style-name="WWNum14">
        <text:list-header>
          <text:p text:style-name="P29"/>
        </text:list-header>
        <text:list-item>
          <text:p text:style-name="P14">Интерфейс, класс, тип.</text:p>
        </text:list-item>
      </text:list>
      <text:p text:style-name="P4"/>
      <text:p text:style-name="P4"/>
      <text:p text:style-name="P4"/>
      <text:list xml:id="list134835148780561" text:continue-numbering="true" text:style-name="WWNum14">
        <text:list-header>
          <text:p text:style-name="P29"/>
        </text:list-header>
        <text:list-item>
          <text:p text:style-name="P14">Парадигмы программирования. </text:p>
        </text:list-item>
      </text:list>
      <text:p text:style-name="P4"/>
      <text:list text:style-name="L1">
        <text:list-item>
          <text:p text:style-name="P37">Процедурное программирование: Это парадигма, в которой программа состоит из последовательности процедур или функций, выполняющих определенные операции над данными. Основной акцент делается на алгоритмах и процедурах.</text:p>
        </text:list-item>
        <text:list-item>
          <text:p text:style-name="P39">Объектно-ориентированное программирование (ООП): ООП основано на концепции объектов, которые являются экземплярами классов. Программа организована вокруг объектов, которые взаимодействуют друг с другом, обмениваясь сообщениями и вызывая методы. ООП применяет принципы наследования, полиморфизма и инкапсуляции.</text:p>
        </text:list-item>
        <text:list-item>
          <text:p text:style-name="P39">Функциональное программирование: В функциональном программировании акцент делается на функциях, которые рассматриваются как математические выражения без состояния. Оно подчеркивает отсутствие изменяемых данных и побочных эффектов. Функции рассматриваются как объекты первого класса и могут передаваться в качестве аргументов или возвращаться как результаты других функций. </text:p>
        </text:list-item>
      </text:list>
      <text:list xml:id="list134836754211109" text:continue-list="list134835148780561" text:style-name="WWNum14">
        <text:list-header>
          <text:p text:style-name="P29"/>
        </text:list-header>
        <text:list-item>
          <text:p text:style-name="P14">Этапы разработки программных средств с использованием объектно-ориентированного подхода. Объектно-ориентированные языки программирования.</text:p>
        </text:list-item>
      </text:list>
      <text:p text:style-name="P4"/>
      <text:p text:style-name="P6"><text:span text:style-name="T1">Объектно-ориентированный анализ</text:span> это методология, при которой требования к системе воспринимаются с точки зрения класса и объектов, выявленных в предметной области.</text:p>
      <text:p text:style-name="P6"><text:span text:style-name="T1">Объектно-ориентированное проектирование </text:span>- методология проектирования, соединяющая в себе процесс объектной декомпозиции и приемы представления логической и физической, а также статической и динамической моделей проектирования системы. </text:p>
      <text:p text:style-name="P6"><text:soft-page-break/><text:span text:style-name="T1">Объектно-ориентированное программирование</text:span> - это методология программирования, основанная на представлениии программы в виде совокупности объектов, каждый из которых может являться экземпляром определенного класса или типа, а каждый класс или тип образует иерархию наследования и взаимодействия. </text:p>
      <text:p text:style-name="P11">Тестирование</text:p>
      <text:p text:style-name="P11">Развертывание и сопровождение</text:p>
      <text:p text:style-name="P4"/>
      <text:p text:style-name="P4">Java, C++, C#, Python, Ruby и PHP. </text:p>
      <text:p text:style-name="P4"/>
      <text:list xml:id="list134836486059303" text:continue-numbering="true" text:style-name="WWNum14">
        <text:list-header>
          <text:p text:style-name="P31"/>
        </text:list-header>
        <text:list-item>
          <text:p text:style-name="P15">Структура описания класса в С++. Области видимости в классах.</text:p>
        </text:list-item>
      </text:list>
      <text:p text:style-name="P5"/>
      <text:p text:style-name="P13">class ClassName {<text:line-break/> <text:s text:c="3"/>// Объявление атрибутов (членов класса)<text:line-break/> <text:s text:c="3"/>// Объявление методов (членов класса)<text:line-break/>};<text:line-break/></text:p>
      <text:p text:style-name="P8">В данной структуре:</text:p>
      <text:list text:style-name="L2">
        <text:list-item>
          <text:p text:style-name="P40"><text:span text:style-name="Source_20_Text"><text:span text:style-name="T6">class</text:span></text:span><text:span text:style-name="T6"> - ключевое слово, используемое для объявления класса.</text:span></text:p>
        </text:list-item>
        <text:list-item>
          <text:p text:style-name="P41"><text:span text:style-name="Source_20_Text"><text:span text:style-name="T6">ClassName</text:span></text:span><text:span text:style-name="T6"> - имя класса, которое должно быть уникальным в пределах своей области видимости.</text:span></text:p>
        </text:list-item>
      </text:list>
      <text:p text:style-name="P2"><text:span text:style-name="T6">Внутри фигурных скобок </text:span><text:span text:style-name="Source_20_Text"><text:span text:style-name="T6">{}</text:span></text:span><text:span text:style-name="T6"> размещаются объявления атрибутов и методов класса. Атрибуты представляют собой переменные, которые хранят данные, относящиеся к объектам класса. Методы являются функциями, которые выполняют операции и обработку данных для объектов класса. </text:span></text:p>
      <text:p text:style-name="P7"/>
      <text:p text:style-name="P8">Что касается областей видимости в классах, в C++ имеются следующие области видимости:</text:p>
      <text:list text:style-name="L3">
        <text:list-header>
          <text:p text:style-name="P42"><text:span text:style-name="T7">Публичная область</text:span><text:span text:style-name="T6"> (</text:span><text:span text:style-name="Source_20_Text"><text:span text:style-name="T6">public</text:span></text:span><text:span text:style-name="T6">): Атрибуты и методы, объявленные в публичной области класса, доступны из любого места программы.</text:span></text:p>
          <text:p text:style-name="P42"><text:span text:style-name="T7">Приватная область</text:span><text:span text:style-name="T6"> (</text:span><text:span text:style-name="Source_20_Text"><text:span text:style-name="T6">private</text:span></text:span><text:span text:style-name="T6">): Атрибуты и методы, объявленные в приватной области класса, доступны только внутри самого класса. Они недоступны для использования извне.</text:span></text:p>
          <text:p text:style-name="P43"><text:span text:style-name="T7">Защищенная область</text:span><text:span text:style-name="T6"> (</text:span><text:span text:style-name="Source_20_Text"><text:span text:style-name="T6">protected</text:span></text:span><text:span text:style-name="T6">): Атрибуты и методы, объявленные в защищенной области класса, доступны только внутри самого класса и его производных классов.</text:span></text:p>
          <text:p text:style-name="P33"/>
        </text:list-header>
      </text:list>
      <text:list xml:id="list134835985537280" text:continue-list="list134836486059303" text:style-name="WWNum14">
        <text:list-item>
          <text:p text:style-name="P15">Принципы объектно-ориентированного представления программных систем (абстрагирование, ограничение доступа).</text:p>
        </text:list-item>
      </text:list>
      <text:p text:style-name="P4"/>
      <text:p text:style-name="P13">Принципы объектно-ориентированного программирования </text:p>
      <text:p text:style-name="P13">1. Абстрагирование</text:p>
      <text:p text:style-name="P13">2. Ограничение доступа</text:p>
      <text:p text:style-name="P13">3. Модульность</text:p>
      <text:p text:style-name="P13">4. Иерархическая реализация (Дополнительные)</text:p>
      <text:p text:style-name="P13">5. Параллелизм</text:p>
      <text:p text:style-name="P13"><text:soft-page-break/>6. Типизация</text:p>
      <text:p text:style-name="P13">7. Устойчивость </text:p>
      <text:p text:style-name="P4"/>
      <text:p text:style-name="P28"><text:span text:style-name="T7">Абстрагирование</text:span><text:span text:style-name="T6"> - процесс выделения абстракций. Абстракция это совокупность существенных характеристик объекта, которые отличают его от других видов, то есть, четко определяют данный объект с точки зрения дальнейшего рассмотрения и анализа. (Абстракция = класс). </text:span></text:p>
      <text:p text:style-name="P28">1. <text:span text:style-name="T1">Классическая категоризация.</text:span> Пример: кот может бежать или не бежать. Тогда объект может быть бегущим или не бегущим.</text:p>
      <text:p text:style-name="P28">2. <text:span text:style-name="T1">Концептуальная классификация</text:span> (кластеризация). Кластеризация определяет степень принадлежности к какому-то классу. </text:p>
      <text:p text:style-name="P4"><text:span text:style-name="T1">Ограничение доступа</text:span> - это сокрытие отдельных элементов абстракции, не затрагивающий ее существенных характеристик. Необходимость ограничения доступа предполагает выделение двух частей: </text:p>
      <text:p text:style-name="P10">1. Интерфейс (совокупность доступных извне абстракции характеристик, состояний и поведения абстракции)</text:p>
      <text:p text:style-name="P10">2. Совокупность недоступных извне элементов абстракции, включает внутреннюю организацию абстракции и ее реализацию. </text:p>
      <text:p text:style-name="P22">Ограничение доступа позволяет разработчикам: </text:p>
      <text:p text:style-name="P10">1. Выполнять конструирование программы по шагам, начиная с разработки интерфейся (проектировать сверху вниз)</text:p>
      <text:p text:style-name="P10">2. Позволяет изменять один элемент абстракции, не затрагивая другие.</text:p>
      <text:p text:style-name="P4"/>
      <text:list xml:id="list134836052156254" text:continue-numbering="true" text:style-name="WWNum14">
        <text:list-header>
          <text:p text:style-name="P32"/>
        </text:list-header>
        <text:list-item>
          <text:p text:style-name="P16">Виды методов в С++. Раннее и позднее связывание.</text:p>
        </text:list-item>
      </text:list>
      <text:p text:style-name="P4"/>
      <text:p text:style-name="P4">В языке C++ существуют два основных вида методов: статические (или статические функции-члены) и виртуальные методы. </text:p>
      <text:p text:style-name="P4"><text:span text:style-name="T1">Раннее связывание</text:span> (Early Binding): Раннее связывание происходит во время компиляции и решение о вызове конкретного метода принимается на основе типа указателя или ссылки на объект. </text:p>
      <text:p text:style-name="P4"><text:span text:style-name="T1">Позднее связывание</text:span> (Late Binding): Позднее связывание происходит во время выполнения программы и решение о вызове конкретного метода принимается на основе типа объекта, на который указывает указатель или ссылка. </text:p>
      <text:p text:style-name="P4"/>
      <text:list xml:id="list134835532001610" text:continue-numbering="true" text:style-name="WWNum14">
        <text:list-header>
          <text:p text:style-name="P34"/>
        </text:list-header>
        <text:list-item>
          <text:p text:style-name="P25">Виртуальные методы. Таблица виртуальных методов.</text:p>
        </text:list-item>
      </text:list>
      <text:p text:style-name="P4"/>
      <text:p text:style-name="P4">Виртуальные методы в объектно-ориентированном программировании (ООП) позволяют переопределять методы в производных классах, чтобы достичь полиморфного поведения и динамического связывания. </text:p>
      <text:p text:style-name="P4"/>
      <text:p text:style-name="P38">Таблица виртуальных методов(vtable), используется для поддержки механизма виртуальных методов в языках программирования, таких как C++.</text:p>
      <text:p text:style-name="Text_20_body">Каждый класс, содержащий хотя бы один виртуальный метод, имеет свою собственную таблицу виртуальных методов. Эта таблица состоит из указателей на виртуальные методы класса. При вызове виртуального метода происходит разыменование указателя в таблице виртуальных методов, <text:span text:style-name="T10">далее</text:span> производный класс переопределяет виртуальный метод, он <text:soft-page-break/>заменяет указатель в таблице виртуальных методов на новую реализацию метода. Это позволяет вызывать переопределенный метод через указатель базового класса, и все вызовы будут правильно разрешены в соответствии с типом объекта.</text:p>
      <text:p text:style-name="P27"/>
      <text:list xml:id="list134836334803286" text:continue-numbering="true" text:style-name="WWNum14">
        <text:list-item>
          <text:p text:style-name="P26">Виртуальные методы. Практическое применение.</text:p>
        </text:list-item>
      </text:list>
      <text:p text:style-name="P4"/>
      <text:p text:style-name="P4">Виртуальные методы имеют важное практическое применение в объектно-ориентированном программировании (ООП). Они позволяют создавать гибкие и расширяемые системы, основанные на полиморфизме и наследовании. </text:p>
      <text:p text:style-name="P4"/>
      <text:p text:style-name="P4"/>
      <text:list xml:id="list134836412002517" text:continue-numbering="true" text:style-name="WWNum14">
        <text:list-header>
          <text:p text:style-name="P35"/>
        </text:list-header>
        <text:list-item>
          <text:p text:style-name="P26">Принципы объектно-ориентированного представления программных систем (модульность, иерархическая организация).</text:p>
        </text:list-item>
      </text:list>
      <text:p text:style-name="P4"/>
      <text:p text:style-name="P4"><text:span text:style-name="T1">Модульность</text:span> - принцип разработки программной системы, которая предполагает ее реализацию в отдельных модулях. <text:span text:style-name="T1">Модуль</text:span> - это физический контейнер некоторого набора логических элементов. Следование этому принципу значительно упрощает разработку. Циклическая зависимость модулей может вызвать проблемы при изменении любого из них. Модуль должен иметь минимум связей с внешним миром. </text:p>
      <text:p text:style-name="P4"/>
      <text:p text:style-name="P20"><text:span text:style-name="T1">Иерархическая организация</text:span> предполагает использование иерархий при разработке программной системы. Иерархии упрощают систему абстракций. Иерархия - это упорядочивание абстракций, расположение их по уровню. </text:p>
      <text:p text:style-name="P20">Существуют два вида иерархий: </text:p>
      <text:p text:style-name="P20">1. Часть - целое (Part-All). Предполагает, что некоторая абстракция включена в другую. Данный вид иерархии используется в ранних этапах проектирования. На логическом уровне при разбиении предметной области на объекты, на физическом уровне - при разбиении систем на модули. (связь между объектами — агрегация)</text:p>
      <text:p text:style-name="P20">2. Общее - частное (Is - A). Показывает, что некоторая абстракция является частным случаем другой. Используется в основном механизмее ООП - наследовании. </text:p>
      <text:p text:style-name="P4"/>
      <text:list xml:id="list134836714811447" text:continue-numbering="true" text:style-name="WWNum14">
        <text:list-header>
          <text:p text:style-name="P36"/>
        </text:list-header>
        <text:list-item>
          <text:p text:style-name="P26">Наследование. Виды наследования в <text:span text:style-name="T11">C</text:span>++.</text:p>
        </text:list-item>
      </text:list>
      <text:p text:style-name="P4"/>
      <text:p text:style-name="P4"><text:span text:style-name="T1">Наследование</text:span> - это отношение между классами, когда один из них использует структурную или функциональную часть другого. </text:p>
      <text:p text:style-name="P4"/>
      <text:p text:style-name="P4">В C++ поддерживаются следующие виды наследования: </text:p>
      <text:p text:style-name="P28"><text:span text:style-name="T9">1. </text:span>Публичное наследование</text:p>
      <text:p text:style-name="P28"><text:span text:style-name="T10">2. </text:span>Защищенное наследование</text:p>
      <text:p text:style-name="P28"><text:span text:style-name="T10">3. </text:span>Приватное наследование </text:p>
      <text:p text:style-name="P4"/>
      <text:list xml:id="list134835161022340" text:continue-numbering="true" text:style-name="WWNum14">
        <text:list-header>
          <text:p text:style-name="P35"/>
        </text:list-header>
        <text:list-item>
          <text:p text:style-name="P26">Виды методов в С++ (конструктор, деструктор, абстрактные методы).</text:p>
        </text:list-item>
      </text:list>
      <text:p text:style-name="P4"/>
      <text:p text:style-name="P4"><text:span text:style-name="T1">Конструкторы</text:span> - это специальные методы класса, которые вызываются при создании объекта этого класса. </text:p>
      <text:p text:style-name="P4"/>
      <text:p text:style-name="P4"><text:soft-page-break/><text:span text:style-name="T1">Деструкторы</text:span> - это специальные методы класса, которые вызываются при уничтожении объекта этого класса. </text:p>
      <text:p text:style-name="P4"/>
      <text:p text:style-name="P23"><text:span text:style-name="T1">Абстрактные методы</text:span> - это виртуальные методы, объявленные в базовом классе без их конкретной реализации. Они служат для создания интерфейсов и определения общего поведения, которое должно быть реализовано в производных классах. </text:p>
      <text:p text:style-name="P4"/>
      <text:list xml:id="list134836285741049" text:continue-numbering="true" text:style-name="WWNum14">
        <text:list-header>
          <text:p text:style-name="P35"/>
        </text:list-header>
        <text:list-item>
          <text:p text:style-name="P26">Конструкторы и инициализация объектов.</text:p>
        </text:list-item>
      </text:list>
      <text:p text:style-name="P4"/>
      <text:p text:style-name="P4">Конструкторы в языке программирования C++ используются для инициализации объектов при их создании. Конструкторы позволяют установить начальные значения членов класса и выполнить другие операции, необходимые для корректной инициализации объекта. </text:p>
      <text:p text:style-name="P4"/>
      <text:p text:style-name="P4"><text:span text:style-name="T10">Есть несколько видов конструкторов</text:span>: </text:p>
      <text:p text:style-name="P28"><text:span text:style-name="T9">1. </text:span><text:span text:style-name="T1">Конструктор по умолчанию</text:span>: Если в классе не определено ни одного конструктора, компилятор автоматически создает конструктор по умолчанию. Конструктор по умолчанию не принимает аргументов и инициализирует члены класса в значения по умолчанию (ноль для числовых типов, пустая строка для строк и т.д.).</text:p>
      <text:p text:style-name="P28"><text:span text:style-name="T10">2. </text:span><text:span text:style-name="T1">Параметризованный конструктор</text:span>: Параметризованный конструктор принимает один или несколько аргументов и используется для инициализации объекта с заданными значениями. Параметризованные конструкторы позволяют передавать данные в объект при его создании.</text:p>
      <text:p text:style-name="P28"><text:span text:style-name="T10">3. </text:span><text:span text:style-name="T1">Инициализация списка</text:span>: Инициализация списка используется для инициализации членов класса при создании объекта с помощью конструктора. Инициализация списка осуществляется с помощью двоеточия после определения параметров конструктора и перед телом конструктора. Использование инициализации списка рекомендуется, для инициализации членов-констант и членов-ссылок, так как это обеспечивает более эффективную инициализацию. </text:p>
      <text:p text:style-name="P4"/>
      <text:list xml:id="list134836009281490" text:continue-numbering="true" text:style-name="WWNum14">
        <text:list-header>
          <text:p text:style-name="P35"/>
        </text:list-header>
        <text:list-item>
          <text:p text:style-name="P26">Конструкторы и методы создания экземпляра класса.</text:p>
        </text:list-item>
      </text:list>
      <text:p text:style-name="P4"/>
      <text:p text:style-name="P4"/>
      <text:p text:style-name="P4"/>
      <text:list xml:id="list134835617124260" text:continue-numbering="true" text:style-name="WWNum14">
        <text:list-header>
          <text:p text:style-name="P35"/>
        </text:list-header>
        <text:list-item>
          <text:p text:style-name="P26">Дополнительные принципы ООП.</text:p>
        </text:list-item>
      </text:list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swiss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YS Text" svg:font-family="'YS Text', Arial, Helvetica, 'Arial Unicode MS'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List_20_Paragraph" style:display-name="List Paragraph" style:family="paragraph" style:parent-style-name="Standard">
      <style:paragraph-properties fo:margin-left="1.27cm" fo:margin-right="0cm" fo:margin-top="0cm" fo:margin-bottom="0cm" style:contextual-spacing="true" fo:text-indent="0cm" style:auto-text-indent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ListLabel_20_118" style:display-name="ListLabel 118" style:family="text"/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4">
      <text:list-level-style-number text:level="1" text:style-name="ListLabel_20_11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2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2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2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2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2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2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6-02T13:48:34.460000000</dc:date>
    <meta:editing-duration>PT4H29M39S</meta:editing-duration>
    <meta:editing-cycles>5</meta:editing-cycles>
    <meta:generator>LibreOffice/7.4.3.2$Windows_X86_64 LibreOffice_project/1048a8393ae2eeec98dff31b5c133c5f1d08b890</meta:generator>
    <meta:document-statistic meta:table-count="0" meta:image-count="0" meta:object-count="0" meta:page-count="8" meta:paragraph-count="104" meta:word-count="1478" meta:character-count="12063" meta:non-whitespace-character-count="10657"/>
  </office:meta>
</office:document-meta>
</file>